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heet1">
        <table:table-row>
          <table:table-cell office:value-type="string">
            <text:p>All units in Millions or Millions USD</text:p>
          </table:table-cell>
          <table:table-cell office:value-type="string">
            <text:p>2000</text:p>
          </table:table-cell>
          <table:table-cell office:value-type="string">
            <text:p>2001</text:p>
          </table:table-cell>
          <table:table-cell office:value-type="string">
            <text:p>2002</text:p>
          </table:table-cell>
          <table:table-cell office:value-type="string">
            <text:p>2003</text:p>
          </table:table-cell>
          <table:table-cell office:value-type="string">
            <text:p>2004</text:p>
          </table:table-cell>
          <table:table-cell office:value-type="string">
            <text:p>2005</text:p>
          </table:table-cell>
          <table:table-cell office:value-type="string">
            <text:p>2006</text:p>
          </table:table-cell>
          <table:table-cell office:value-type="string">
            <text:p>2007</text:p>
          </table:table-cell>
          <table:table-cell office:value-type="string">
            <text:p>2008</text:p>
          </table:table-cell>
          <table:table-cell office:value-type="string">
            <text:p>2009</text:p>
          </table:table-cell>
          <table:table-cell office:value-type="string">
            <text:p>2010</text:p>
          </table:table-cell>
          <table:table-cell office:value-type="string">
            <text:p>2011</text:p>
          </table:table-cell>
          <table:table-cell office:value-type="string">
            <text:p>2012</text:p>
          </table:table-cell>
          <table:table-cell office:value-type="string">
            <text:p>2013</text:p>
          </table:table-cell>
          <table:table-cell office:value-type="string">
            <text:p>2014</text:p>
          </table:table-cell>
          <table:table-cell office:value-type="string">
            <text:p>2015</text:p>
          </table:table-cell>
          <table:table-cell office:value-type="string">
            <text:p>2016</text:p>
          </table:table-cell>
          <table:table-cell office:value-type="string">
            <text:p>2017</text:p>
          </table:table-cell>
        </table:table-row>
        <table:table-row>
          <table:table-cell office:value-type="string">
            <text:p>Passenger Revenue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538 </text:p>
          </table:table-cell>
          <table:table-cell office:value-type="string">
            <text:p>690 </text:p>
          </table:table-cell>
          <table:table-cell office:value-type="string">
            <text:p>783 </text:p>
          </table:table-cell>
          <table:table-cell office:value-type="string">
            <text:p>986 </text:p>
          </table:table-cell>
          <table:table-cell office:value-type="string">
            <text:p>1,145 </text:p>
          </table:table-cell>
          <table:table-cell office:value-type="string">
            <text:p>1,169 </text:p>
          </table:table-cell>
          <table:table-cell office:value-type="string">
            <text:p>1,201 </text:p>
          </table:table-cell>
          <table:table-cell office:value-type="string">
            <text:p>1,366 </text:p>
          </table:table-cell>
        </table:table-row>
        <table:table-row>
          <table:table-cell office:value-type="string">
            <text:p>Regional Affiliate Revenu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otal Revenue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781 </text:p>
          </table:table-cell>
          <table:table-cell office:value-type="string">
            <text:p>1,071 </text:p>
          </table:table-cell>
          <table:table-cell office:value-type="string">
            <text:p>1,318 </text:p>
          </table:table-cell>
          <table:table-cell office:value-type="string">
            <text:p>1,654 </text:p>
          </table:table-cell>
          <table:table-cell office:value-type="string">
            <text:p>1,932 </text:p>
          </table:table-cell>
          <table:table-cell office:value-type="string">
            <text:p>2,141 </text:p>
          </table:table-cell>
          <table:table-cell office:value-type="string">
            <text:p>2,322 </text:p>
          </table:table-cell>
          <table:table-cell office:value-type="string">
            <text:p>2,648 </text:p>
          </table:table-cell>
        </table:table-row>
        <table:table-row>
          <table:table-cell office:value-type="string">
            <text:p>Wages Salaries &amp; Benefits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156 </text:p>
          </table:table-cell>
          <table:table-cell office:value-type="string">
            <text:p>182 </text:p>
          </table:table-cell>
          <table:table-cell office:value-type="string">
            <text:p>219 </text:p>
          </table:table-cell>
          <table:table-cell office:value-type="string">
            <text:p>262 </text:p>
          </table:table-cell>
          <table:table-cell office:value-type="string">
            <text:p>313 </text:p>
          </table:table-cell>
          <table:table-cell office:value-type="string">
            <text:p>378 </text:p>
          </table:table-cell>
          <table:table-cell office:value-type="string">
            <text:p>472 </text:p>
          </table:table-cell>
          <table:table-cell office:value-type="string">
            <text:p>528 </text:p>
          </table:table-cell>
        </table:table-row>
        <table:table-row>
          <table:table-cell office:value-type="string">
            <text:p>Aircraft Fuel Expense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248 </text:p>
          </table:table-cell>
          <table:table-cell office:value-type="string">
            <text:p>388 </text:p>
          </table:table-cell>
          <table:table-cell office:value-type="string">
            <text:p>472 </text:p>
          </table:table-cell>
          <table:table-cell office:value-type="string">
            <text:p>552 </text:p>
          </table:table-cell>
          <table:table-cell office:value-type="string">
            <text:p>613 </text:p>
          </table:table-cell>
          <table:table-cell office:value-type="string">
            <text:p>461 </text:p>
          </table:table-cell>
          <table:table-cell office:value-type="string">
            <text:p>448 </text:p>
          </table:table-cell>
          <table:table-cell office:value-type="string">
            <text:p>616 </text:p>
          </table:table-cell>
        </table:table-row>
        <table:table-row>
          <table:table-cell office:value-type="string">
            <text:p>Depreciation &amp; Amortization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6 </text:p>
          </table:table-cell>
          <table:table-cell office:value-type="string">
            <text:p>8 </text:p>
          </table:table-cell>
          <table:table-cell office:value-type="string">
            <text:p>15 </text:p>
          </table:table-cell>
          <table:table-cell office:value-type="string">
            <text:p>32 </text:p>
          </table:table-cell>
          <table:table-cell office:value-type="string">
            <text:p>47 </text:p>
          </table:table-cell>
          <table:table-cell office:value-type="string">
            <text:p>74 </text:p>
          </table:table-cell>
          <table:table-cell office:value-type="string">
            <text:p>101 </text:p>
          </table:table-cell>
          <table:table-cell office:value-type="string">
            <text:p>140 </text:p>
          </table:table-cell>
        </table:table-row>
        <table:table-row>
          <table:table-cell office:value-type="string">
            <text:p>Net Interest Expense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50 </text:p>
          </table:table-cell>
          <table:table-cell office:value-type="string">
            <text:p>24 </text:p>
          </table:table-cell>
          <table:table-cell office:value-type="string">
            <text:p>0 </text:p>
          </table:table-cell>
          <table:table-cell office:value-type="string">
            <text:p>(0)</text:p>
          </table:table-cell>
          <table:table-cell office:value-type="string">
            <text:p>2 </text:p>
          </table:table-cell>
          <table:table-cell office:value-type="string">
            <text:p>18 </text:p>
          </table:table-cell>
          <table:table-cell office:value-type="string">
            <text:p>36 </text:p>
          </table:table-cell>
          <table:table-cell office:value-type="string">
            <text:p>49 </text:p>
          </table:table-cell>
        </table:table-row>
        <table:table-row>
          <table:table-cell office:value-type="string">
            <text:p>Operating Expense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712 </text:p>
          </table:table-cell>
          <table:table-cell office:value-type="string">
            <text:p>927 </text:p>
          </table:table-cell>
          <table:table-cell office:value-type="string">
            <text:p>1,144 </text:p>
          </table:table-cell>
          <table:table-cell office:value-type="string">
            <text:p>1,372 </text:p>
          </table:table-cell>
          <table:table-cell office:value-type="string">
            <text:p>1,576 </text:p>
          </table:table-cell>
          <table:table-cell office:value-type="string">
            <text:p>1,632 </text:p>
          </table:table-cell>
          <table:table-cell office:value-type="string">
            <text:p>1,878 </text:p>
          </table:table-cell>
          <table:table-cell office:value-type="string">
            <text:p>2,259 </text:p>
          </table:table-cell>
        </table:table-row>
        <table:table-row>
          <table:table-cell office:value-type="string">
            <text:p>Operating Income (Loss)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69 </text:p>
          </table:table-cell>
          <table:table-cell office:value-type="string">
            <text:p>144 </text:p>
          </table:table-cell>
          <table:table-cell office:value-type="string">
            <text:p>174 </text:p>
          </table:table-cell>
          <table:table-cell office:value-type="string">
            <text:p>282 </text:p>
          </table:table-cell>
          <table:table-cell office:value-type="string">
            <text:p>355 </text:p>
          </table:table-cell>
          <table:table-cell office:value-type="string">
            <text:p>509 </text:p>
          </table:table-cell>
          <table:table-cell office:value-type="string">
            <text:p>444 </text:p>
          </table:table-cell>
          <table:table-cell office:value-type="string">
            <text:p>389 </text:p>
          </table:table-cell>
        </table:table-row>
        <table:table-row>
          <table:table-cell office:value-type="string">
            <text:p>Pretax Income (Loss)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20 </text:p>
          </table:table-cell>
          <table:table-cell office:value-type="string">
            <text:p>123 </text:p>
          </table:table-cell>
          <table:table-cell office:value-type="string">
            <text:p>175 </text:p>
          </table:table-cell>
          <table:table-cell office:value-type="string">
            <text:p>282 </text:p>
          </table:table-cell>
          <table:table-cell office:value-type="string">
            <text:p>353 </text:p>
          </table:table-cell>
          <table:table-cell office:value-type="string">
            <text:p>502 </text:p>
          </table:table-cell>
          <table:table-cell office:value-type="string">
            <text:p>419 </text:p>
          </table:table-cell>
          <table:table-cell office:value-type="string">
            <text:p>354 </text:p>
          </table:table-cell>
        </table:table-row>
        <table:table-row>
          <table:table-cell office:value-type="string">
            <text:p>Net Income (Loss)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72 </text:p>
          </table:table-cell>
          <table:table-cell office:value-type="string">
            <text:p>76 </text:p>
          </table:table-cell>
          <table:table-cell office:value-type="string">
            <text:p>108 </text:p>
          </table:table-cell>
          <table:table-cell office:value-type="string">
            <text:p>177 </text:p>
          </table:table-cell>
          <table:table-cell office:value-type="string">
            <text:p>225 </text:p>
          </table:table-cell>
          <table:table-cell office:value-type="string">
            <text:p>317 </text:p>
          </table:table-cell>
          <table:table-cell office:value-type="string">
            <text:p>265 </text:p>
          </table:table-cell>
          <table:table-cell office:value-type="string">
            <text:p>421 </text:p>
          </table:table-cell>
        </table:table-row>
        <table:table-row>
          <table:table-cell office:value-type="string">
            <text:p>Cash &amp; Short-term Investment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83 </text:p>
          </table:table-cell>
          <table:table-cell office:value-type="string">
            <text:p>343 </text:p>
          </table:table-cell>
          <table:table-cell office:value-type="string">
            <text:p>417 </text:p>
          </table:table-cell>
          <table:table-cell office:value-type="string">
            <text:p>531 </text:p>
          </table:table-cell>
          <table:table-cell office:value-type="string">
            <text:p>633 </text:p>
          </table:table-cell>
          <table:table-cell office:value-type="string">
            <text:p>804 </text:p>
          </table:table-cell>
          <table:table-cell office:value-type="string">
            <text:p>701 </text:p>
          </table:table-cell>
          <table:table-cell office:value-type="string">
            <text:p>801 </text:p>
          </table:table-cell>
        </table:table-row>
        <table:table-row>
          <table:table-cell office:value-type="string">
            <text:p>Restricted Cash &amp; Short-term Investment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otal Current Assets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251 </text:p>
          </table:table-cell>
          <table:table-cell office:value-type="string">
            <text:p>443 </text:p>
          </table:table-cell>
          <table:table-cell office:value-type="string">
            <text:p>547 </text:p>
          </table:table-cell>
          <table:table-cell office:value-type="string">
            <text:p>649 </text:p>
          </table:table-cell>
          <table:table-cell office:value-type="string">
            <text:p>721 </text:p>
          </table:table-cell>
          <table:table-cell office:value-type="string">
            <text:p>1,026 </text:p>
          </table:table-cell>
          <table:table-cell office:value-type="string">
            <text:p>976 </text:p>
          </table:table-cell>
          <table:table-cell office:value-type="string">
            <text:p>1,280 </text:p>
          </table:table-cell>
        </table:table-row>
        <table:table-row>
          <table:table-cell office:value-type="string">
            <text:p>Total Assets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476 </text:p>
          </table:table-cell>
          <table:table-cell office:value-type="string">
            <text:p>746 </text:p>
          </table:table-cell>
          <table:table-cell office:value-type="string">
            <text:p>980 </text:p>
          </table:table-cell>
          <table:table-cell office:value-type="string">
            <text:p>1,181 </text:p>
          </table:table-cell>
          <table:table-cell office:value-type="string">
            <text:p>1,593 </text:p>
          </table:table-cell>
          <table:table-cell office:value-type="string">
            <text:p>2,531 </text:p>
          </table:table-cell>
          <table:table-cell office:value-type="string">
            <text:p>3,152 </text:p>
          </table:table-cell>
          <table:table-cell office:value-type="string">
            <text:p>4,144 </text:p>
          </table:table-cell>
        </table:table-row>
        <table:table-row>
          <table:table-cell office:value-type="string">
            <text:p>Air Traffic Liability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105 </text:p>
          </table:table-cell>
          <table:table-cell office:value-type="string">
            <text:p>112 </text:p>
          </table:table-cell>
          <table:table-cell office:value-type="string">
            <text:p>131 </text:p>
          </table:table-cell>
          <table:table-cell office:value-type="string">
            <text:p>168 </text:p>
          </table:table-cell>
          <table:table-cell office:value-type="string">
            <text:p>189 </text:p>
          </table:table-cell>
          <table:table-cell office:value-type="string">
            <text:p>217 </text:p>
          </table:table-cell>
          <table:table-cell office:value-type="string">
            <text:p>206 </text:p>
          </table:table-cell>
          <table:table-cell office:value-type="string">
            <text:p>246 </text:p>
          </table:table-cell>
        </table:table-row>
        <table:table-row>
          <table:table-cell office:value-type="string">
            <text:p>Current Liability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214 </text:p>
          </table:table-cell>
          <table:table-cell office:value-type="string">
            <text:p>227 </text:p>
          </table:table-cell>
          <table:table-cell office:value-type="string">
            <text:p>277 </text:p>
          </table:table-cell>
          <table:table-cell office:value-type="string">
            <text:p>336 </text:p>
          </table:table-cell>
          <table:table-cell office:value-type="string">
            <text:p>366 </text:p>
          </table:table-cell>
          <table:table-cell office:value-type="string">
            <text:p>466 </text:p>
          </table:table-cell>
          <table:table-cell office:value-type="string">
            <text:p>532 </text:p>
          </table:table-cell>
          <table:table-cell office:value-type="string">
            <text:p>647 </text:p>
          </table:table-cell>
        </table:table-row>
        <table:table-row>
          <table:table-cell office:value-type="string">
            <text:p>Long-term Debt &amp; Capital Lease Obligations, Less Current Maturities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12 </text:p>
          </table:table-cell>
          <table:table-cell office:value-type="string">
            <text:p>27 </text:p>
          </table:table-cell>
          <table:table-cell office:value-type="string">
            <text:p>0 </text:p>
          </table:table-cell>
          <table:table-cell office:value-type="string">
            <text:p>135 </text:p>
          </table:table-cell>
          <table:table-cell office:value-type="string">
            <text:p>183 </text:p>
          </table:table-cell>
          <table:table-cell office:value-type="string">
            <text:p>226 </text:p>
          </table:table-cell>
          <table:table-cell office:value-type="string">
            <text:p>262 </text:p>
          </table:table-cell>
        </table:table-row>
        <table:table-row>
          <table:table-cell office:value-type="string">
            <text:p>Pension &amp; Post Retirement Benefit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Retained Earnings (Accumulated deficit)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(106)</text:p>
          </table:table-cell>
          <table:table-cell office:value-type="string">
            <text:p>(29)</text:p>
          </table:table-cell>
          <table:table-cell office:value-type="string">
            <text:p>79 </text:p>
          </table:table-cell>
          <table:table-cell office:value-type="string">
            <text:p>256 </text:p>
          </table:table-cell>
          <table:table-cell office:value-type="string">
            <text:p>482 </text:p>
          </table:table-cell>
          <table:table-cell office:value-type="string">
            <text:p>799 </text:p>
          </table:table-cell>
          <table:table-cell office:value-type="string">
            <text:p>1,064 </text:p>
          </table:table-cell>
          <table:table-cell office:value-type="string">
            <text:p>1,484 </text:p>
          </table:table-cell>
        </table:table-row>
        <table:table-row>
          <table:table-cell office:value-type="string">
            <text:p>Total Stockholder Equity (deficit)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(105)</text:p>
          </table:table-cell>
          <table:table-cell office:value-type="string">
            <text:p>467 </text:p>
          </table:table-cell>
          <table:table-cell office:value-type="string">
            <text:p>583 </text:p>
          </table:table-cell>
          <table:table-cell office:value-type="string">
            <text:p>769 </text:p>
          </table:table-cell>
          <table:table-cell office:value-type="string">
            <text:p>1,003 </text:p>
          </table:table-cell>
          <table:table-cell office:value-type="string">
            <text:p>1,225 </text:p>
          </table:table-cell>
          <table:table-cell office:value-type="string">
            <text:p>1,395 </text:p>
          </table:table-cell>
          <table:table-cell office:value-type="string">
            <text:p>1,777 </text:p>
          </table:table-cell>
        </table:table-row>
        <table:table-row>
          <table:table-cell office:value-type="string">
            <text:p>Net Cash Provided by (Used in) Operating Activity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27 </text:p>
          </table:table-cell>
          <table:table-cell office:value-type="string">
            <text:p>171 </text:p>
          </table:table-cell>
          <table:table-cell office:value-type="string">
            <text:p>114 </text:p>
          </table:table-cell>
          <table:table-cell office:value-type="string">
            <text:p>195 </text:p>
          </table:table-cell>
          <table:table-cell office:value-type="string">
            <text:p>261 </text:p>
          </table:table-cell>
          <table:table-cell office:value-type="string">
            <text:p>473 </text:p>
          </table:table-cell>
          <table:table-cell office:value-type="string">
            <text:p>474 </text:p>
          </table:table-cell>
          <table:table-cell office:value-type="string">
            <text:p>425 </text:p>
          </table:table-cell>
        </table:table-row>
        <table:table-row>
          <table:table-cell office:value-type="string">
            <text:p>Net Cash Provided by (Used in) Investing Activities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(30)</text:p>
          </table:table-cell>
          <table:table-cell office:value-type="string">
            <text:p>(67)</text:p>
          </table:table-cell>
          <table:table-cell office:value-type="string">
            <text:p>(27)</text:p>
          </table:table-cell>
          <table:table-cell office:value-type="string">
            <text:p>(90)</text:p>
          </table:table-cell>
          <table:table-cell office:value-type="string">
            <text:p>(302)</text:p>
          </table:table-cell>
          <table:table-cell office:value-type="string">
            <text:p>(701)</text:p>
          </table:table-cell>
          <table:table-cell office:value-type="string">
            <text:p>(826)</text:p>
          </table:table-cell>
          <table:table-cell office:value-type="string">
            <text:p>(792)</text:p>
          </table:table-cell>
        </table:table-row>
        <table:table-row>
          <table:table-cell office:value-type="string">
            <text:p>Net Cash Provided by (Used in) Financing activities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157 </text:p>
          </table:table-cell>
          <table:table-cell office:value-type="string">
            <text:p>(13)</text:p>
          </table:table-cell>
          <table:table-cell office:value-type="string">
            <text:p>9 </text:p>
          </table:table-cell>
          <table:table-cell office:value-type="string">
            <text:p>144 </text:p>
          </table:table-cell>
          <table:table-cell office:value-type="string">
            <text:p>399 </text:p>
          </table:table-cell>
          <table:table-cell office:value-type="string">
            <text:p>250 </text:p>
          </table:table-cell>
          <table:table-cell office:value-type="string">
            <text:p>467 </text:p>
          </table:table-cell>
        </table:table-row>
        <table:table-row>
          <table:table-cell office:value-type="string">
            <text:p>Payments on Long-term Debt and Capital Lease Obligation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(18)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(1)</text:p>
          </table:table-cell>
          <table:table-cell office:value-type="string">
            <text:p>(26)</text:p>
          </table:table-cell>
          <table:table-cell office:value-type="string">
            <text:p>(64)</text:p>
          </table:table-cell>
          <table:table-cell office:value-type="string">
            <text:p>(103)</text:p>
          </table:table-cell>
        </table:table-row>
        <table:table-row>
          <table:table-cell office:value-type="string">
            <text:p>Proceeds from Issuance of Long-term Debt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171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148 </text:p>
          </table:table-cell>
          <table:table-cell office:value-type="string">
            <text:p>537 </text:p>
          </table:table-cell>
          <table:table-cell office:value-type="string">
            <text:p>417 </text:p>
          </table:table-cell>
          <table:table-cell office:value-type="string">
            <text:p>630 </text:p>
          </table:table-cell>
        </table:table-row>
        <table:table-row>
          <table:table-cell office:value-type="string">
            <text:p>Net Increase (Decrease) in Cash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(3)</text:p>
          </table:table-cell>
          <table:table-cell office:value-type="string">
            <text:p>261 </text:p>
          </table:table-cell>
          <table:table-cell office:value-type="string">
            <text:p>73 </text:p>
          </table:table-cell>
          <table:table-cell office:value-type="string">
            <text:p>114 </text:p>
          </table:table-cell>
          <table:table-cell office:value-type="string">
            <text:p>102 </text:p>
          </table:table-cell>
          <table:table-cell office:value-type="string">
            <text:p>171 </text:p>
          </table:table-cell>
          <table:table-cell office:value-type="string">
            <text:p>(103)</text:p>
          </table:table-cell>
          <table:table-cell office:value-type="string">
            <text:p>100 </text:p>
          </table:table-cell>
        </table:table-row>
        <table:table-row>
          <table:table-cell office:value-type="string">
            <text:p>Regional Passengers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Regional AS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Regional RP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Mainline ASM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6,664 </text:p>
          </table:table-cell>
          <table:table-cell office:value-type="string">
            <text:p>8,007 </text:p>
          </table:table-cell>
          <table:table-cell office:value-type="string">
            <text:p>9,664 </text:p>
          </table:table-cell>
          <table:table-cell office:value-type="string">
            <text:p>12,001 </text:p>
          </table:table-cell>
          <table:table-cell office:value-type="string">
            <text:p>14,160 </text:p>
          </table:table-cell>
          <table:table-cell office:value-type="string">
            <text:p>17,995 </text:p>
          </table:table-cell>
          <table:table-cell office:value-type="string">
            <text:p>21,582 </text:p>
          </table:table-cell>
          <table:table-cell office:value-type="string">
            <text:p>24,606 </text:p>
          </table:table-cell>
        </table:table-row>
        <table:table-row>
          <table:table-cell office:value-type="string">
            <text:p>Mainline RPM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0 </text:p>
          </table:table-cell>
          <table:table-cell office:value-type="string">
            <text:p>8,120 </text:p>
          </table:table-cell>
          <table:table-cell office:value-type="string">
            <text:p>9,353 </text:p>
          </table:table-cell>
          <table:table-cell office:value-type="string">
            <text:p>11,345 </text:p>
          </table:table-cell>
          <table:table-cell office:value-type="string">
            <text:p>13,861 </text:p>
          </table:table-cell>
          <table:table-cell office:value-type="string">
            <text:p>16,340 </text:p>
          </table:table-cell>
          <table:table-cell office:value-type="string">
            <text:p>21,246 </text:p>
          </table:table-cell>
          <table:table-cell office:value-type="string">
            <text:p>25,495 </text:p>
          </table:table-cell>
          <table:table-cell office:value-type="string">
            <text:p>29,593 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7.7</meta:generator>
    <meta:initial-creator>phpMyAdmin 4.7.7</meta:initial-creator>
    <meta:creation-date>2018-12-27T08:23:49</meta:creation-date>
  </office:meta>
</office:document-meta>
</file>